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understand more about how plants and animals separated - ie - the plants and algae with their photosynthesis, evolving into cyanobacteria, producing the GOE, etc - yet the organisms that would lead to the higher animals and mankind went off in a different direction - how, when, why?<text:line-break/>It's fascinating to explore how life branched out into such diverse forms! Let's delve into the evolutionary split between plants and animals, and how they took their distinct paths.<text:line-break/><text:line-break/>Early Evolution:<text:line-break/>Around 3.5 billion years ago, the earliest life forms were simple, single-celled prokaryotes like bacteria and archaea. Among these were cyanobacteria, which developed photosynthesis and played a crucial role in the Great Oxygenation Event (GOE) about 2.4 billion years ago, transforming Earth's atmosphere by producing oxygen.<text:line-break/><text:line-break/>The Rise of Eukaryotes:<text:line-break/>Eukaryotic cells, which have a nucleus and organelles, emerged around 2 billion years ago through endosymbiotic events. One key event was the incorporation of a proteobacterium into a host cell, giving rise to mitochondria— the powerhouses of eukaryotic cells. This development paved the way for the evolution of diverse eukaryotic lineages.<text:line-break/><text:line-break/>Divergence of Plants and Animals:<text:line-break/>The split between the lineages leading to plants (and algae) and those leading to animals (and fungi) occurred over a billion years ago. Here's how it unfolded:<text:line-break/><text:line-break/>Plantae Lineage: One branch of eukaryotes acquired an additional endosymbiont— a cyanobacterium— which evolved into chloroplasts. This enabled these organisms to perform photosynthesis, leading to the rise of algae and, eventually, the entire plant kingdom. These photosynthetic eukaryotes thrived in aquatic environments, and over time, some adapted to life on land.<text:line-break/><text:line-break/>Animal Lineage: Another branch of eukaryotes focused on different survival strategies, like heterotrophy, where organisms consume organic matter for energy. Early ancestors of animals developed specialized structures for movement, predation, and reproduction. This lineage gave rise to the diverse array of animal life, including humans.<text:line-break/><text:line-break/>Why the Divergence?<text:line-break/><text:soft-page-break/>Several factors drove the divergence between plant and animal lineages:<text:line-break/><text:line-break/>Energy Acquisition: Photosynthesis provided a unique energy source for the plant lineage, while the animal lineage evolved to consume other organisms for energy.<text:line-break/><text:line-break/>Environmental Adaptations: The availability of light and nutrients influenced the habitats and evolutionary paths of these lineages. Plants developed structures like roots and leaves to optimize light capture and nutrient absorption, while animals evolved sensory and locomotor systems for interaction with their environment.<text:line-break/><text:line-break/>Symbiotic Relationships: The endosymbiotic events that led to mitochondria and chloroplasts were pivotal in defining the energy and metabolic pathways of these lineages.<text:line-break/><text:line-break/>Evolutionary Timeline:<text:line-break/>3.5 billion years ago: First prokaryotic life forms.<text:line-break/><text:line-break/>2.4 billion years ago: Great Oxygenation Event.<text:line-break/><text:line-break/>2 billion years ago: Emergence of eukaryotic cells.<text:line-break/><text:line-break/>1.5 billion years ago: Divergence of plant and animal lineages.<text:line-break/><text:line-break/>600 million years ago: Appearance of multicellular organisms.<text:line-break/><text:line-break/>This remarkable journey highlights how life on Earth diversified into the myriad forms we see today, driven by adaptation, innovation, and environmental chan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15:24:15.285000000</meta:creation-date>
    <dc:date>2025-02-02T15:24:39.482000000</dc:date>
    <meta:editing-duration>PT24S</meta:editing-duration>
    <meta:editing-cycles>1</meta:editing-cycles>
    <meta:document-statistic meta:table-count="0" meta:image-count="0" meta:object-count="0" meta:page-count="2" meta:paragraph-count="1" meta:word-count="477" meta:character-count="3309" meta:non-whitespace-character-count="2818"/>
    <meta:generator>LibreOffice/24.8.4.2$Windows_X86_64 LibreOffice_project/bb3cfa12c7b1bf994ecc5649a80400d06cd71002</meta:generator>
  </office:meta>
</office:document-meta>
</file>